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Liberation Sans', sans-serif"/>
    <style:font-face style:name="inherit" svg:font-family="inherit"/>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9ca8a" officeooo:paragraph-rsid="0009ca8a"/>
    </style:style>
    <style:style style:name="P2" style:family="paragraph" style:parent-style-name="Standard">
      <style:text-properties officeooo:rsid="0009ca8a" officeooo:paragraph-rsid="0009ca8a"/>
    </style:style>
    <style:style style:name="P3" style:family="paragraph" style:parent-style-name="Standard">
      <style:text-properties officeooo:rsid="000a9569" officeooo:paragraph-rsid="000a9569"/>
    </style:style>
    <style:style style:name="P4" style:family="paragraph" style:parent-style-name="Text_20_body">
      <style:text-properties fo:font-variant="normal" fo:text-transform="none" fo:color="#242729" style:font-name="apple-system" fo:font-size="11.25pt" fo:letter-spacing="normal" fo:font-style="normal" fo:font-weight="normal" officeooo:rsid="0009ca8a" officeooo:paragraph-rsid="0009ca8a"/>
    </style:style>
    <style:style style:name="P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42729" style:font-name="apple-system" fo:font-size="11.25pt" fo:letter-spacing="normal" fo:font-style="normal" fo:font-weight="normal"/>
    </style:style>
    <style:style style:name="T1"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2" style:family="text">
      <style:text-properties fo:font-variant="normal" fo:text-transform="none" fo:color="#c9211e" style:font-name="inherit" fo:font-size="9.75pt" fo:letter-spacing="normal" fo:font-style="normal" fo:font-weight="normal" fo:background-color="transparent" loext:char-shading-value="0"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ão mudar os objetos:</text:p>
      <text:p text:style-name="P3"/>
      <text:p text:style-name="P3">https://stackoverflow.com/questions/9885821/copying-of-an-array-of-objects-to-another-array-without-object-reference-in-java</text:p>
      <text:p text:style-name="P3"/>
      <text:p text:style-name="P2"/>
      <text:p text:style-name="P4">Let me understand: you don't want just have a new array, but you want to create a new instance for all objects are present in the array itself? So if you modify one of the objects in the temp array, that changes is not propagated to the main array?</text:p>
      <text:p text:style-name="P5">If it's the case, it depends by the values you're keeping in the main array. If these objects are simple objects, and they can be serialized in JSON, then the quickest way is:</text:p>
      <text:p text:style-name="P2"/>
      <text:p text:style-name="P2"/>
      <text:p text:style-name="P1"><text:span text:style-name="Source_20_Text"><text:span text:style-name="T2">var tempArray = JSON.parse(JSON.stringify(mainArray));</text:span></text:span></text:p>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Liberation Sans', sans-serif"/>
    <style:font-face style:name="inherit" svg:font-family="inherit"/>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02:39:08.484053618</meta:creation-date>
    <dc:date>2021-07-01T18:31:40.814249218</dc:date>
    <meta:editing-duration>PT15H42M22S</meta:editing-duration>
    <meta:editing-cycles>1</meta:editing-cycles>
    <meta:document-statistic meta:table-count="0" meta:image-count="0" meta:object-count="0" meta:page-count="1" meta:paragraph-count="5" meta:word-count="91" meta:character-count="622" meta:non-whitespace-character-count="536"/>
    <meta:generator>LibreOffice/6.4.7.2$Linux_X86_64 LibreOffice_project/40$Build-2</meta:generator>
  </office:meta>
</office:document-meta>
</file>